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6.649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014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chdvm PRE-Fragenkata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number-columns-repeated="247" table:default-cell-style-name="ce8"/>
        <table:table-column table:style-name="co4" table:number-columns-repeated="765" table:default-cell-style-name="ce13"/>
        <table:table-column table:style-name="co4" table:default-cell-style-name="ce12"/>
        <table:table-column table:style-name="co4" table:number-columns-repeated="9" table:default-cell-style-name="Default"/>
        <table:table-row table:style-name="ro1">
          <table:table-cell table:style-name="ce1"/>
          <table:table-cell table:style-name="ce7" office:value-type="string">
            <text:p>PRE – Fragenkatalog <text:s text:c="2"/>5CHDVM <text:s text:c="2"/>2011/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R01</text:p>
          </table:table-cell>
          <table:table-cell table:style-name="ce9" office:value-type="string">
            <text:p>Projektbegründung: Projektidee Vorstudie, Zielbestimmung, Stakeholder und Projektumfeld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02</text:p>
          </table:table-cell>
          <table:table-cell table:style-name="ce9" office:value-type="string">
            <text:p>Projektstart, Projektarten, Strategische Aspekte von Projekten, Projektorganisationsforme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03</text:p>
          </table:table-cell>
          <table:table-cell table:style-name="ce9" office:value-type="string">
            <text:p>Teambildung und Führung: Phasen der Teambildung, Projektleiter, Projektteam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04</text:p>
          </table:table-cell>
          <table:table-cell table:style-name="ce9" office:value-type="string">
            <text:p>Projektplanung I: Projektdefinition, Projektanalyse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05</text:p>
          </table:table-cell>
          <table:table-cell table:style-name="ce9" office:value-type="string">
            <text:p>Projektplanung II: Realisierungsplanung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06</text:p>
          </table:table-cell>
          <table:table-cell table:style-name="ce10" office:value-type="string">
            <text:p>Schwachstellenanalyse, Problemanalyse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07</text:p>
          </table:table-cell>
          <table:table-cell table:style-name="ce10" office:value-type="string">
            <text:p>Anforderungsanalyse: Systemanforderungsanalyse, SW- / HW-Anforderungsanalyse, Erhebungstechnike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08</text:p>
          </table:table-cell>
          <table:table-cell table:style-name="ce10" office:value-type="string">
            <text:p>Projektauftrag, Lastenheft, Pflichtenheft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09</text:p>
          </table:table-cell>
          <table:table-cell table:style-name="ce11" office:value-type="string">
            <text:p>Systementwurf, SW-Grobentwurf, SW-Feinentwurf, Klassische Basiskonzepte des Entwurfs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10</text:p>
          </table:table-cell>
          <table:table-cell table:style-name="ce11" office:value-type="string">
            <text:p>SW-Integration, Systemintegration, Überleitung in die Nutzung</text:p>
          </table:table-cell>
          <table:table-cell table:style-name="ce12" table:number-columns-repeated="1012"/>
          <table:table-cell table:number-columns-repeated="10"/>
        </table:table-row>
        <table:table-row table:style-name="ro3">
          <table:table-cell table:style-name="ce6" office:value-type="string">
            <text:p>R11</text:p>
          </table:table-cell>
          <table:table-cell table:style-name="ce11" office:value-type="string">
            <text:p>Projektabschluss, Dokumentation und Abnahme, Wartung und Pflege, Berichtswesen</text:p>
          </table:table-cell>
          <table:table-cell table:style-name="ce12" table:number-columns-repeated="1012"/>
          <table:table-cell table:number-columns-repeated="10"/>
        </table:table-row>
        <table:table-row table:style-name="ro3">
          <table:table-cell table:style-name="ce6" office:value-type="string">
            <text:p>R12</text:p>
          </table:table-cell>
          <table:table-cell table:style-name="ce11" office:value-type="string">
            <text:p>Software-Engineering: Ansätze im SW-Engineering, Prototyping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13</text:p>
          </table:table-cell>
          <table:table-cell table:style-name="ce9" office:value-type="string">
            <text:p>Phasenkonzepte und Phasenmodelle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14</text:p>
          </table:table-cell>
          <table:table-cell table:style-name="ce9" office:value-type="string">
            <text:p>Agile Softwareentwicklung: Agiles Prinzip, Agile Methoden, Agile Prozesse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15</text:p>
          </table:table-cell>
          <table:table-cell table:style-name="ce9" office:value-type="string">
            <text:p>Agiler Prozess: Extreme Programming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16</text:p>
          </table:table-cell>
          <table:table-cell table:style-name="ce9" office:value-type="string">
            <text:p>Agiler Prozess: SCRUM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17</text:p>
          </table:table-cell>
          <table:table-cell table:style-name="ce9" office:value-type="string">
            <text:p>UML I: Übersicht Diagrammtypen, Verhaltensdiagramm (Use-Case-, Aktivitäts-, Zustands-Diagramme)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18</text:p>
          </table:table-cell>
          <table:table-cell table:style-name="ce9" office:value-type="string">
            <text:p>UML II: Interaktionsdiagramme (Sequenz-, Kollaborationsdiagramme)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19</text:p>
          </table:table-cell>
          <table:table-cell table:style-name="ce9" office:value-type="string">
            <text:p>UML III: Strukturdiagramme (Klassen-, Komponenten-, Verteilungsdiagramme)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R20</text:p>
          </table:table-cell>
          <table:table-cell table:style-name="ce9" office:value-type="string">
            <text:p>Soft Skills: Kreativitätstechniken, Moderation, Präsentieren u. Verhandeln im Projekt</text:p>
          </table:table-cell>
          <table:table-cell table:number-columns-repeated="1022"/>
        </table:table-row>
        <table:table-row table:style-name="ro4" table:number-rows-repeated="6551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-€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€ </number:text>
      <number:number number:decimal-places="0" number:min-integer-digits="1" number:grouping="true"/>
      <number:text> </number:text>
    </number:number-style>
    <number:number-style style:name="N123P1" style:volatile="true">
      <number:text>-€ </number:text>
      <number:number number:decimal-places="0" number:min-integer-digits="1" number:grouping="true"/>
      <number:text> </number:text>
    </number:number-style>
    <number:number-style style:name="N123P2" style:volatile="true">
      <number:text> €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2" number:min-integer-digits="1" number:grouping="true"/>
      <number:text> </number:text>
    </number:number-style>
    <number:number-style style:name="N131P1" style:volatile="true">
      <number:text>-€ </number:text>
      <number:number number:decimal-places="2" number:min-integer-digits="1" number:grouping="true"/>
      <number:text> </number:text>
    </number:number-style>
    <number:number-style style:name="N131P2" style:volatile="true">
      <number:text> €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number:min-integer-digits="1" number:grouping="true"/>
      <number:text> € </number:text>
    </number:number-style>
    <number:number-style style:name="N153P2" style:volatile="true">
      <number:text> -</number:text>
      <number:number number: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.499cm" fo:margin-bottom="1cm" fo:margin-left="1cm" fo:margin-right="0.499cm" style:shadow="none" fo:background-color="transparent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19.01.2013</text:date>, <text:time>12:2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kmair</meta:initial-creator>
    <meta:creation-date>2008-01-14T11:32:24</meta:creation-date>
    <dc:creator>rd rd</dc:creator>
    <dc:date>2013-01-19T12:28:45.05</dc:date>
    <meta:print-date>2012-06-08T16:07:11.40</meta:print-date>
    <meta:generator>OpenOffice.org/3.3$Win32 OpenOffice.org_project/330m20$Build-9567</meta:generator>
    <meta:editing-duration>P1DT2H50M5S</meta:editing-duration>
    <meta:editing-cycles>45</meta:editing-cycles>
    <meta:printed-by>rd rd</meta:printed-by>
    <meta:document-statistic meta:table-count="1" meta:cell-count="41" meta:object-count="0"/>
  </office:meta>
</office:document-meta>
</file>